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" table:style-name="ta1">
        <table:shapes>
          <draw:frame draw:z-index="0" draw:style-name="gr1" draw:text-style-name="P1" svg:width="6.2988in" svg:height="3.5429in" svg:x="9.7961in" svg:y="1.7122in">
            <draw:object draw:notify-on-update-of-ranges="'1000'.K2:'1000'.K2 '1000'.K3:'1000'.K7 '1000'.L2:'1000'.L2 '1000'.L3:'1000'.L7 '1000'.M2:'1000'.M2 '1000'.M3:'1000'.M7 '1000'.N2:'1000'.N2 '1000'.N3:'1000'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kernels</text:p>
          </table:table-cell>
          <table:table-cell table:number-columns-repeated="2"/>
          <table:table-cell office:value-type="string" calcext:value-type="string">
            <text:p>pseudo</text:p>
          </table:table-cell>
          <table:table-cell table:number-columns-repeated="4"/>
          <table:table-cell office:value-type="string" calcext:value-type="string">
            <text:p>Grupos</text:p>
          </table:table-cell>
          <table:table-cell office:value-type="string" calcext:value-type="string">
            <text:p>Kernels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8005" calcext:value-type="float">
            <text:p>1.028005</text:p>
          </table:table-cell>
          <table:table-cell table:formula="of:=AVERAGE([.B3:.B11])" office:value-type="float" office:value="1.05749144444444" calcext:value-type="float">
            <text:p>1.05749144444444</text:p>
          </table:table-cell>
          <table:table-cell office:value-type="float" office:value="2" calcext:value-type="float">
            <text:p>2</text:p>
          </table:table-cell>
          <table:table-cell office:value-type="float" office:value="1.464143" calcext:value-type="float">
            <text:p>1.464143</text:p>
          </table:table-cell>
          <table:table-cell table:formula="of:=AVERAGE([.E3:.E12])" office:value-type="float" office:value="1.6754616" calcext:value-type="float">
            <text:p>1.6754616</text:p>
          </table:table-cell>
          <table:table-cell office:value-type="float" office:value="2" calcext:value-type="float">
            <text:p>2</text:p>
          </table:table-cell>
          <table:table-cell office:value-type="float" office:value="0.986351" calcext:value-type="float">
            <text:p>0.986351</text:p>
          </table:table-cell>
          <table:table-cell table:formula="of:=AVERAGE([.H3:.H12])" office:value-type="float" office:value="1.1582355" calcext:value-type="float">
            <text:p>1.15823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]" office:value-type="float" office:value="1.05749144444444" calcext:value-type="float">
            <text:p>1.05749144444444</text:p>
          </table:table-cell>
          <table:table-cell table:formula="of:=[.F3]" office:value-type="float" office:value="1.6754616" calcext:value-type="float">
            <text:p>1.6754616</text:p>
          </table:table-cell>
          <table:table-cell table:formula="of:=[.I3]" office:value-type="float" office:value="1.1582355" calcext:value-type="float">
            <text:p>1.1582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858" calcext:value-type="float">
            <text:p>1.128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61607" calcext:value-type="float">
            <text:p>1.8616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36408" calcext:value-type="float">
            <text:p>1.3364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13]" office:value-type="float" office:value="0.749161444444444" calcext:value-type="float">
            <text:p>0.749161444444444</text:p>
          </table:table-cell>
          <table:table-cell table:formula="of:=[.F13]" office:value-type="float" office:value="0.8901007" calcext:value-type="float">
            <text:p>0.8901007</text:p>
          </table:table-cell>
          <table:table-cell table:formula="of:=[.I13]" office:value-type="float" office:value="0.8335378" calcext:value-type="float">
            <text:p>0.8335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1043" calcext:value-type="float">
            <text:p>1.111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53762" calcext:value-type="float">
            <text:p>1.453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2906" calcext:value-type="float">
            <text:p>0.9229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23]" office:value-type="float" office:value="0.608854666666667" calcext:value-type="float">
            <text:p>0.608854666666667</text:p>
          </table:table-cell>
          <table:table-cell table:formula="of:=[.F23]" office:value-type="float" office:value="0.6187005" calcext:value-type="float">
            <text:p>0.6187005</text:p>
          </table:table-cell>
          <table:table-cell table:formula="of:=[.I23]" office:value-type="float" office:value="0.7051296" calcext:value-type="float">
            <text:p>0.7051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7528" calcext:value-type="float">
            <text:p>1.117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1503" calcext:value-type="float">
            <text:p>1.8815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34" calcext:value-type="float">
            <text:p>1.35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33]" office:value-type="float" office:value="0.572352444444444" calcext:value-type="float">
            <text:p>0.572352444444444</text:p>
          </table:table-cell>
          <table:table-cell table:formula="of:=[.F33]" office:value-type="float" office:value="0.6573253" calcext:value-type="float">
            <text:p>0.6573253</text:p>
          </table:table-cell>
          <table:table-cell table:formula="of:=[.I33]" office:value-type="float" office:value="0.5918375" calcext:value-type="float">
            <text:p>0.5918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8754" calcext:value-type="float">
            <text:p>1.1287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34593" calcext:value-type="float">
            <text:p>1.434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2927" calcext:value-type="float">
            <text:p>0.9229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43]" office:value-type="float" office:value="0.583178666666667" calcext:value-type="float">
            <text:p>0.583178666666667</text:p>
          </table:table-cell>
          <table:table-cell table:formula="of:=[.F43]" office:value-type="float" office:value="0.5056983" calcext:value-type="float">
            <text:p>0.5056983</text:p>
          </table:table-cell>
          <table:table-cell table:formula="of:=[.I43]" office:value-type="float" office:value="0.6043012" calcext:value-type="float">
            <text:p>0.6043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6331" calcext:value-type="float">
            <text:p>0.886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0782" calcext:value-type="float">
            <text:p>1.8407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42071" calcext:value-type="float">
            <text:p>1.3420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2188" calcext:value-type="float">
            <text:p>1.112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0723" calcext:value-type="float">
            <text:p>1.4707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7738" calcext:value-type="float">
            <text:p>0.9277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9012" calcext:value-type="float">
            <text:p>0.889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54855" calcext:value-type="float">
            <text:p>1.854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33109" calcext:value-type="float">
            <text:p>1.3331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982" calcext:value-type="float">
            <text:p>1.1159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39191" calcext:value-type="float">
            <text:p>1.639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8275" calcext:value-type="float">
            <text:p>1.1182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8858" calcext:value-type="float">
            <text:p>0.8888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53457" calcext:value-type="float">
            <text:p>1.8534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3917" calcext:value-type="float">
            <text:p>1.3391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766" calcext:value-type="float">
            <text:p>0.73766</text:p>
          </table:table-cell>
          <table:table-cell table:formula="of:=AVERAGE([.B13:.B21])" office:value-type="float" office:value="0.749161444444444" calcext:value-type="float">
            <text:p>0.749161444444444</text:p>
          </table:table-cell>
          <table:table-cell office:value-type="float" office:value="4" calcext:value-type="float">
            <text:p>4</text:p>
          </table:table-cell>
          <table:table-cell office:value-type="float" office:value="0.93404" calcext:value-type="float">
            <text:p>0.93404</text:p>
          </table:table-cell>
          <table:table-cell table:formula="of:=AVERAGE([.E13:.E22])" office:value-type="float" office:value="0.8901007" calcext:value-type="float">
            <text:p>0.8901007</text:p>
          </table:table-cell>
          <table:table-cell office:value-type="float" office:value="4" calcext:value-type="float">
            <text:p>4</text:p>
          </table:table-cell>
          <table:table-cell office:value-type="float" office:value="0.62887" calcext:value-type="float">
            <text:p>0.62887</text:p>
          </table:table-cell>
          <table:table-cell table:formula="of:=AVERAGE([.H13:.H22])" office:value-type="float" office:value="0.8335378" calcext:value-type="float">
            <text:p>0.83353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9575" calcext:value-type="float">
            <text:p>0.8895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93477" calcext:value-type="float">
            <text:p>0.6934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44824" calcext:value-type="float">
            <text:p>0.94482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9814" calcext:value-type="float">
            <text:p>0.5698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91012" calcext:value-type="float">
            <text:p>0.691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185" calcext:value-type="float">
            <text:p>0.9241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0402" calcext:value-type="float">
            <text:p>0.930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89418" calcext:value-type="float">
            <text:p>0.6894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30961" calcext:value-type="float">
            <text:p>0.93096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165" calcext:value-type="float">
            <text:p>0.581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55747" calcext:value-type="float">
            <text:p>1.5557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44199" calcext:value-type="float">
            <text:p>0.94419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6296" calcext:value-type="float">
            <text:p>0.9562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35034" calcext:value-type="float">
            <text:p>1.1350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06018" calcext:value-type="float">
            <text:p>0.70601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7771" calcext:value-type="float">
            <text:p>0.5577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93622" calcext:value-type="float">
            <text:p>0.6936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37" calcext:value-type="float">
            <text:p>0.9223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0562" calcext:value-type="float">
            <text:p>0.9605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19476" calcext:value-type="float">
            <text:p>1.119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01602" calcext:value-type="float">
            <text:p>0.70160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8723" calcext:value-type="float">
            <text:p>0.5587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88933" calcext:value-type="float">
            <text:p>0.6889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30548" calcext:value-type="float">
            <text:p>0.9305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5368" calcext:value-type="float">
            <text:p>1.3453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00248" calcext:value-type="float">
            <text:p>0.700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01801" calcext:value-type="float">
            <text:p>0.70180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5995" calcext:value-type="float">
            <text:p>0.745995</text:p>
          </table:table-cell>
          <table:table-cell table:formula="of:=AVERAGE([.B23:.B31])" office:value-type="float" office:value="0.608854666666667" calcext:value-type="float">
            <text:p>0.608854666666667</text:p>
          </table:table-cell>
          <table:table-cell office:value-type="float" office:value="8" calcext:value-type="float">
            <text:p>8</text:p>
          </table:table-cell>
          <table:table-cell office:value-type="float" office:value="0.918491" calcext:value-type="float">
            <text:p>0.918491</text:p>
          </table:table-cell>
          <table:table-cell table:formula="of:=AVERAGE([.E23:.E32])" office:value-type="float" office:value="0.6187005" calcext:value-type="float">
            <text:p>0.6187005</text:p>
          </table:table-cell>
          <table:table-cell office:value-type="float" office:value="8" calcext:value-type="float">
            <text:p>8</text:p>
          </table:table-cell>
          <table:table-cell office:value-type="float" office:value="0.677592" calcext:value-type="float">
            <text:p>0.677592</text:p>
          </table:table-cell>
          <table:table-cell table:formula="of:=AVERAGE([.H23:.H32])" office:value-type="float" office:value="0.7051296" calcext:value-type="float">
            <text:p>0.70512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6168" calcext:value-type="float">
            <text:p>0.7061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93586" calcext:value-type="float">
            <text:p>0.4935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39232" calcext:value-type="float">
            <text:p>0.83923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7693" calcext:value-type="float">
            <text:p>0.4776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83537" calcext:value-type="float">
            <text:p>0.4835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98501" calcext:value-type="float">
            <text:p>0.49850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8585" calcext:value-type="float">
            <text:p>0.6985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94926" calcext:value-type="float">
            <text:p>0.6949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56992" calcext:value-type="float">
            <text:p>0.8569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4347" calcext:value-type="float">
            <text:p>0.4843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71264" calcext:value-type="float">
            <text:p>0.4712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7225" calcext:value-type="float">
            <text:p>0.5072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561" calcext:value-type="float">
            <text:p>0.6995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32096" calcext:value-type="float">
            <text:p>0.732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8312" calcext:value-type="float">
            <text:p>0.89831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9098" calcext:value-type="float">
            <text:p>0.479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90478" calcext:value-type="float">
            <text:p>0.4904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07" calcext:value-type="float">
            <text:p>0.50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6903" calcext:value-type="float">
            <text:p>0.6969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13802" calcext:value-type="float">
            <text:p>0.7138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3424" calcext:value-type="float">
            <text:p>0.89342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1342" calcext:value-type="float">
            <text:p>0.4913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87173" calcext:value-type="float">
            <text:p>0.4871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99494" calcext:value-type="float">
            <text:p>0.49949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7743" calcext:value-type="float">
            <text:p>0.7077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01652" calcext:value-type="float">
            <text:p>0.7016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9824" calcext:value-type="float">
            <text:p>0.87982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8612" calcext:value-type="float">
            <text:p>0.658612</text:p>
          </table:table-cell>
          <table:table-cell table:formula="of:=AVERAGE([.B33:.B41])" office:value-type="float" office:value="0.572352444444444" calcext:value-type="float">
            <text:p>0.572352444444444</text:p>
          </table:table-cell>
          <table:table-cell office:value-type="float" office:value="16" calcext:value-type="float">
            <text:p>16</text:p>
          </table:table-cell>
          <table:table-cell office:value-type="float" office:value="0.92945" calcext:value-type="float">
            <text:p>0.92945</text:p>
          </table:table-cell>
          <table:table-cell table:formula="of:=AVERAGE([.E33:.E42])" office:value-type="float" office:value="0.6573253" calcext:value-type="float">
            <text:p>0.6573253</text:p>
          </table:table-cell>
          <table:table-cell office:value-type="float" office:value="16" calcext:value-type="float">
            <text:p>16</text:p>
          </table:table-cell>
          <table:table-cell office:value-type="float" office:value="0.965097" calcext:value-type="float">
            <text:p>0.965097</text:p>
          </table:table-cell>
          <table:table-cell table:formula="of:=AVERAGE([.H33:.H42])" office:value-type="float" office:value="0.5918375" calcext:value-type="float">
            <text:p>0.59183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1721" calcext:value-type="float">
            <text:p>0.4217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20885" calcext:value-type="float">
            <text:p>0.8208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52808" calcext:value-type="float">
            <text:p>0.65280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0119" calcext:value-type="float">
            <text:p>0.610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6455" calcext:value-type="float">
            <text:p>0.376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34339" calcext:value-type="float">
            <text:p>0.43433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5535" calcext:value-type="float">
            <text:p>0.4355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14112" calcext:value-type="float">
            <text:p>0.8141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39352" calcext:value-type="float">
            <text:p>0.63935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37881" calcext:value-type="float">
            <text:p>0.6378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8624" calcext:value-type="float">
            <text:p>0.386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31668" calcext:value-type="float">
            <text:p>0.43166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049" calcext:value-type="float">
            <text:p>0.460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17463" calcext:value-type="float">
            <text:p>0.8174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687" calcext:value-type="float">
            <text:p>0.6468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32923" calcext:value-type="float">
            <text:p>0.6329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7997" calcext:value-type="float">
            <text:p>0.3779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35569" calcext:value-type="float">
            <text:p>0.43556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5197" calcext:value-type="float">
            <text:p>0.8451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31218" calcext:value-type="float">
            <text:p>0.8312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51753" calcext:value-type="float">
            <text:p>0.65175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8694" calcext:value-type="float">
            <text:p>0.4486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8142" calcext:value-type="float">
            <text:p>0.3781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32588" calcext:value-type="float">
            <text:p>0.43258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878" calcext:value-type="float">
            <text:p>0.848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41291" calcext:value-type="float">
            <text:p>0.8412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8331" calcext:value-type="float">
            <text:p>0.6283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67848" calcext:value-type="float">
            <text:p>0.467848</text:p>
          </table:table-cell>
          <table:table-cell table:formula="of:=AVERAGE([.B43:.B51])" office:value-type="float" office:value="0.583178666666667" calcext:value-type="float">
            <text:p>0.583178666666667</text:p>
          </table:table-cell>
          <table:table-cell office:value-type="float" office:value="32" calcext:value-type="float">
            <text:p>32</text:p>
          </table:table-cell>
          <table:table-cell office:value-type="float" office:value="0.874213" calcext:value-type="float">
            <text:p>0.874213</text:p>
          </table:table-cell>
          <table:table-cell table:formula="of:=AVERAGE([.E43:.E52])" office:value-type="float" office:value="0.5056983" calcext:value-type="float">
            <text:p>0.5056983</text:p>
          </table:table-cell>
          <table:table-cell office:value-type="float" office:value="32" calcext:value-type="float">
            <text:p>32</text:p>
          </table:table-cell>
          <table:table-cell office:value-type="float" office:value="1.252735" calcext:value-type="float">
            <text:p>1.252735</text:p>
          </table:table-cell>
          <table:table-cell table:formula="of:=AVERAGE([.H43:.H52])" office:value-type="float" office:value="0.6043012" calcext:value-type="float">
            <text:p>0.60430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1235" calcext:value-type="float">
            <text:p>0.8212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41275" calcext:value-type="float">
            <text:p>0.5412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07121" calcext:value-type="float">
            <text:p>0.40712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3801" calcext:value-type="float">
            <text:p>0.4138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6704" calcext:value-type="float">
            <text:p>0.367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48293" calcext:value-type="float">
            <text:p>0.54829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0607" calcext:value-type="float">
            <text:p>0.8306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775" calcext:value-type="float">
            <text:p>0.5537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31142" calcext:value-type="float">
            <text:p>0.53114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1501" calcext:value-type="float">
            <text:p>0.4115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46325" calcext:value-type="float">
            <text:p>0.3463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4096" calcext:value-type="float">
            <text:p>0.55409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0327" calcext:value-type="float">
            <text:p>0.6303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77025" calcext:value-type="float">
            <text:p>0.5770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36918" calcext:value-type="float">
            <text:p>0.5369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7344" calcext:value-type="float">
            <text:p>0.4173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36529" calcext:value-type="float">
            <text:p>0.3365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88006" calcext:value-type="float">
            <text:p>0.58800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7499" calcext:value-type="float">
            <text:p>0.8374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8433" calcext:value-type="float">
            <text:p>0.5584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77991" calcext:value-type="float">
            <text:p>0.47799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8446" calcext:value-type="float">
            <text:p>0.4184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45111" calcext:value-type="float">
            <text:p>0.345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05878" calcext:value-type="float">
            <text:p>0.60587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3715" calcext:value-type="float">
            <text:p>0.6437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7257" calcext:value-type="float">
            <text:p>0.5572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40832" calcext:value-type="float">
            <text:p>0.540832</text:p>
          </table:table-cell>
          <table:table-cell table:number-columns-repeated="6"/>
        </table:table-row>
      </table:table>
      <table:table table:name="10000" table:style-name="ta1">
        <table:shapes>
          <draw:frame draw:z-index="0" draw:style-name="gr1" draw:text-style-name="P1" svg:width="6.2988in" svg:height="3.5429in" svg:x="9.7961in" svg:y="1.7122in">
            <draw:object draw:notify-on-update-of-ranges="'10000'.K3:'10000'.K7 '10000'.L2:'10000'.L2 '10000'.L3:'10000'.L7 '10000'.M2:'10000'.M2 '10000'.M3:'10000'.M7 '10000'.N2:'10000'.N2 '10000'.N3:'10000'.N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kernels</text:p>
          </table:table-cell>
          <table:table-cell table:number-columns-repeated="2"/>
          <table:table-cell office:value-type="string" calcext:value-type="string">
            <text:p>pseudo</text:p>
          </table:table-cell>
          <table:table-cell table:number-columns-repeated="4"/>
          <table:table-cell office:value-type="string" calcext:value-type="string">
            <text:p>Grupos</text:p>
          </table:table-cell>
          <table:table-cell office:value-type="string" calcext:value-type="string">
            <text:p>Kernels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4403" calcext:value-type="float">
            <text:p>6.04403</text:p>
          </table:table-cell>
          <table:table-cell table:formula="of:=AVERAGE([.B3:.B11])" office:value-type="float" office:value="6.20031488888889" calcext:value-type="float">
            <text:p>6.20031488888889</text:p>
          </table:table-cell>
          <table:table-cell office:value-type="float" office:value="2" calcext:value-type="float">
            <text:p>2</text:p>
          </table:table-cell>
          <table:table-cell office:value-type="float" office:value="11.765465" calcext:value-type="float">
            <text:p>11.765465</text:p>
          </table:table-cell>
          <table:table-cell table:formula="of:=AVERAGE([.E3:.E12])" office:value-type="float" office:value="11.5616952" calcext:value-type="float">
            <text:p>11.5616952</text:p>
          </table:table-cell>
          <table:table-cell office:value-type="float" office:value="2" calcext:value-type="float">
            <text:p>2</text:p>
          </table:table-cell>
          <table:table-cell office:value-type="float" office:value="6.658864" calcext:value-type="float">
            <text:p>6.658864</text:p>
          </table:table-cell>
          <table:table-cell table:formula="of:=AVERAGE([.H3:.H12])" office:value-type="float" office:value="6.3920224" calcext:value-type="float">
            <text:p>6.39202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]" office:value-type="float" office:value="6.20031488888889" calcext:value-type="float">
            <text:p>6.20031488888889</text:p>
          </table:table-cell>
          <table:table-cell table:formula="of:=[.F3]" office:value-type="float" office:value="11.5616952" calcext:value-type="float">
            <text:p>11.5616952</text:p>
          </table:table-cell>
          <table:table-cell table:formula="of:=[.I3]" office:value-type="float" office:value="6.3920224" calcext:value-type="float">
            <text:p>6.392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76773" calcext:value-type="float">
            <text:p>6.076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720783" calcext:value-type="float">
            <text:p>11.7207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613843" calcext:value-type="float">
            <text:p>6.6138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13]" office:value-type="float" office:value="4.08595644444445" calcext:value-type="float">
            <text:p>4.08595644444445</text:p>
          </table:table-cell>
          <table:table-cell table:formula="of:=[.F13]" office:value-type="float" office:value="5.4264638" calcext:value-type="float">
            <text:p>5.4264638</text:p>
          </table:table-cell>
          <table:table-cell table:formula="of:=[.I13]" office:value-type="float" office:value="4.380508" calcext:value-type="float">
            <text:p>4.380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23057" calcext:value-type="float">
            <text:p>6.123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10704" calcext:value-type="float">
            <text:p>11.107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66251" calcext:value-type="float">
            <text:p>6.5662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23]" office:value-type="float" office:value="3.44807633333333" calcext:value-type="float">
            <text:p>3.44807633333333</text:p>
          </table:table-cell>
          <table:table-cell table:formula="of:=[.F23]" office:value-type="float" office:value="3.3924362" calcext:value-type="float">
            <text:p>3.3924362</text:p>
          </table:table-cell>
          <table:table-cell table:formula="of:=[.I23]" office:value-type="float" office:value="3.6115803" calcext:value-type="float">
            <text:p>3.6115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26751" calcext:value-type="float">
            <text:p>6.126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694843" calcext:value-type="float">
            <text:p>11.6948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48769" calcext:value-type="float">
            <text:p>6.5487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33]" office:value-type="float" office:value="3.05785111111111" calcext:value-type="float">
            <text:p>3.05785111111111</text:p>
          </table:table-cell>
          <table:table-cell table:formula="of:=[.F33]" office:value-type="float" office:value="2.4986368" calcext:value-type="float">
            <text:p>2.4986368</text:p>
          </table:table-cell>
          <table:table-cell table:formula="of:=[.I33]" office:value-type="float" office:value="2.8496149" calcext:value-type="float">
            <text:p>2.8496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63988" calcext:value-type="float">
            <text:p>6.163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464043" calcext:value-type="float">
            <text:p>11.464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56681" calcext:value-type="float">
            <text:p>6.35668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43]" office:value-type="float" office:value="2.75186711111111" calcext:value-type="float">
            <text:p>2.75186711111111</text:p>
          </table:table-cell>
          <table:table-cell table:formula="of:=[.F43]" office:value-type="float" office:value="2.0607373" calcext:value-type="float">
            <text:p>2.0607373</text:p>
          </table:table-cell>
          <table:table-cell table:formula="of:=[.I43]" office:value-type="float" office:value="2.7739378" calcext:value-type="float">
            <text:p>2.7739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6673" calcext:value-type="float">
            <text:p>6.2466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525464" calcext:value-type="float">
            <text:p>11.525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49196" calcext:value-type="float">
            <text:p>6.3491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56" calcext:value-type="float">
            <text:p>6.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617724" calcext:value-type="float">
            <text:p>11.617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29588" calcext:value-type="float">
            <text:p>6.3295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94256" calcext:value-type="float">
            <text:p>6.294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155382" calcext:value-type="float">
            <text:p>11.1553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19243" calcext:value-type="float">
            <text:p>6.3192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71306" calcext:value-type="float">
            <text:p>6.471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110801" calcext:value-type="float">
            <text:p>12.1108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088911" calcext:value-type="float">
            <text:p>6.0889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32316" calcext:value-type="float">
            <text:p>6.5323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455407" calcext:value-type="float">
            <text:p>11.4554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088878" calcext:value-type="float">
            <text:p>6.08887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54919" calcext:value-type="float">
            <text:p>4.054919</text:p>
          </table:table-cell>
          <table:table-cell table:formula="of:=AVERAGE([.B13:.B21])" office:value-type="float" office:value="4.08595644444445" calcext:value-type="float">
            <text:p>4.08595644444445</text:p>
          </table:table-cell>
          <table:table-cell office:value-type="float" office:value="4" calcext:value-type="float">
            <text:p>4</text:p>
          </table:table-cell>
          <table:table-cell office:value-type="float" office:value="5.526612" calcext:value-type="float">
            <text:p>5.526612</text:p>
          </table:table-cell>
          <table:table-cell table:formula="of:=AVERAGE([.E13:.E22])" office:value-type="float" office:value="5.4264638" calcext:value-type="float">
            <text:p>5.4264638</text:p>
          </table:table-cell>
          <table:table-cell office:value-type="float" office:value="4" calcext:value-type="float">
            <text:p>4</text:p>
          </table:table-cell>
          <table:table-cell office:value-type="float" office:value="4.63678" calcext:value-type="float">
            <text:p>4.63678</text:p>
          </table:table-cell>
          <table:table-cell table:formula="of:=AVERAGE([.H13:.H22])" office:value-type="float" office:value="4.380508" calcext:value-type="float">
            <text:p>4.3805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55626" calcext:value-type="float">
            <text:p>4.0556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371637" calcext:value-type="float">
            <text:p>5.371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610054" calcext:value-type="float">
            <text:p>4.61005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59152" calcext:value-type="float">
            <text:p>4.0591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467316" calcext:value-type="float">
            <text:p>5.4673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609706" calcext:value-type="float">
            <text:p>4.6097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0261" calcext:value-type="float">
            <text:p>4.060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563307" calcext:value-type="float">
            <text:p>5.5633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7891" calcext:value-type="float">
            <text:p>4.578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0549" calcext:value-type="float">
            <text:p>4.0605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579437" calcext:value-type="float">
            <text:p>5.579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39334" calcext:value-type="float">
            <text:p>4.393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8417" calcext:value-type="float">
            <text:p>4.0684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250424" calcext:value-type="float">
            <text:p>5.2504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37076" calcext:value-type="float">
            <text:p>4.3707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70514" calcext:value-type="float">
            <text:p>4.070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527644" calcext:value-type="float">
            <text:p>5.527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74073" calcext:value-type="float">
            <text:p>4.17407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78487" calcext:value-type="float">
            <text:p>4.0784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48649" calcext:value-type="float">
            <text:p>5.486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52074" calcext:value-type="float">
            <text:p>4.15207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5683" calcext:value-type="float">
            <text:p>4.2656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267792" calcext:value-type="float">
            <text:p>5.2677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4478" calcext:value-type="float">
            <text:p>4.1447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62235" calcext:value-type="float">
            <text:p>4.5622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223979" calcext:value-type="float">
            <text:p>5.2239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34603" calcext:value-type="float">
            <text:p>4.13460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21326" calcext:value-type="float">
            <text:p>3.321326</text:p>
          </table:table-cell>
          <table:table-cell table:formula="of:=AVERAGE([.B23:.B31])" office:value-type="float" office:value="3.44807633333333" calcext:value-type="float">
            <text:p>3.44807633333333</text:p>
          </table:table-cell>
          <table:table-cell office:value-type="float" office:value="8" calcext:value-type="float">
            <text:p>8</text:p>
          </table:table-cell>
          <table:table-cell office:value-type="float" office:value="3.264359" calcext:value-type="float">
            <text:p>3.264359</text:p>
          </table:table-cell>
          <table:table-cell table:formula="of:=AVERAGE([.E23:.E32])" office:value-type="float" office:value="3.3924362" calcext:value-type="float">
            <text:p>3.3924362</text:p>
          </table:table-cell>
          <table:table-cell office:value-type="float" office:value="8" calcext:value-type="float">
            <text:p>8</text:p>
          </table:table-cell>
          <table:table-cell office:value-type="float" office:value="3.744964" calcext:value-type="float">
            <text:p>3.744964</text:p>
          </table:table-cell>
          <table:table-cell table:formula="of:=AVERAGE([.H23:.H32])" office:value-type="float" office:value="3.6115803" calcext:value-type="float">
            <text:p>3.61158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54912" calcext:value-type="float">
            <text:p>3.3549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299502" calcext:value-type="float">
            <text:p>3.2995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81547" calcext:value-type="float">
            <text:p>3.68154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57616" calcext:value-type="float">
            <text:p>3.3576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474998" calcext:value-type="float">
            <text:p>3.4749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71076" calcext:value-type="float">
            <text:p>3.6710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74319" calcext:value-type="float">
            <text:p>3.3743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2683" calcext:value-type="float">
            <text:p>3.26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70947" calcext:value-type="float">
            <text:p>3.67094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06946" calcext:value-type="float">
            <text:p>3.4069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512923" calcext:value-type="float">
            <text:p>3.5129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69241" calcext:value-type="float">
            <text:p>3.66924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40257" calcext:value-type="float">
            <text:p>3.5402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516168" calcext:value-type="float">
            <text:p>3.5161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55908" calcext:value-type="float">
            <text:p>3.65590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46518" calcext:value-type="float">
            <text:p>3.5465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470557" calcext:value-type="float">
            <text:p>3.4705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52389" calcext:value-type="float">
            <text:p>3.65238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63903" calcext:value-type="float">
            <text:p>3.5639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513969" calcext:value-type="float">
            <text:p>3.5139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4908" calcext:value-type="float">
            <text:p>3.6490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6689" calcext:value-type="float">
            <text:p>3.566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341797" calcext:value-type="float">
            <text:p>3.341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433271" calcext:value-type="float">
            <text:p>3.43327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84802" calcext:value-type="float">
            <text:p>3.5848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261789" calcext:value-type="float">
            <text:p>3.2617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28738" calcext:value-type="float">
            <text:p>3.2873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29066" calcext:value-type="float">
            <text:p>2.729066</text:p>
          </table:table-cell>
          <table:table-cell table:formula="of:=AVERAGE([.B33:.B41])" office:value-type="float" office:value="3.05785111111111" calcext:value-type="float">
            <text:p>3.05785111111111</text:p>
          </table:table-cell>
          <table:table-cell office:value-type="float" office:value="16" calcext:value-type="float">
            <text:p>16</text:p>
          </table:table-cell>
          <table:table-cell office:value-type="float" office:value="2.30526" calcext:value-type="float">
            <text:p>2.30526</text:p>
          </table:table-cell>
          <table:table-cell table:formula="of:=AVERAGE([.E33:.E42])" office:value-type="float" office:value="2.4986368" calcext:value-type="float">
            <text:p>2.4986368</text:p>
          </table:table-cell>
          <table:table-cell office:value-type="float" office:value="16" calcext:value-type="float">
            <text:p>16</text:p>
          </table:table-cell>
          <table:table-cell office:value-type="float" office:value="2.898994" calcext:value-type="float">
            <text:p>2.898994</text:p>
          </table:table-cell>
          <table:table-cell table:formula="of:=AVERAGE([.H33:.H42])" office:value-type="float" office:value="2.8496149" calcext:value-type="float">
            <text:p>2.849614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74187" calcext:value-type="float">
            <text:p>3.0741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68453" calcext:value-type="float">
            <text:p>2.684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878821" calcext:value-type="float">
            <text:p>2.8788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77562" calcext:value-type="float">
            <text:p>3.0775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583058" calcext:value-type="float">
            <text:p>2.5830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875711" calcext:value-type="float">
            <text:p>2.87571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83507" calcext:value-type="float">
            <text:p>3.0835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278602" calcext:value-type="float">
            <text:p>2.2786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71352" calcext:value-type="float">
            <text:p>2.87135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88164" calcext:value-type="float">
            <text:p>3.0881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694691" calcext:value-type="float">
            <text:p>2.6946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859508" calcext:value-type="float">
            <text:p>2.85950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91952" calcext:value-type="float">
            <text:p>3.0919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533195" calcext:value-type="float">
            <text:p>2.5331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44798" calcext:value-type="float">
            <text:p>2.8447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03652" calcext:value-type="float">
            <text:p>3.1036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327432" calcext:value-type="float">
            <text:p>2.3274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22648" calcext:value-type="float">
            <text:p>2.82264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04196" calcext:value-type="float">
            <text:p>3.1041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75196" calcext:value-type="float">
            <text:p>2.751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19013" calcext:value-type="float">
            <text:p>2.81901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68374" calcext:value-type="float">
            <text:p>3.1683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663532" calcext:value-type="float">
            <text:p>2.6635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814719" calcext:value-type="float">
            <text:p>2.81471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33234" calcext:value-type="float">
            <text:p>3.2332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164108" calcext:value-type="float">
            <text:p>2.1641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10585" calcext:value-type="float">
            <text:p>2.81058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33638" calcext:value-type="float">
            <text:p>2.533638</text:p>
          </table:table-cell>
          <table:table-cell table:formula="of:=AVERAGE([.B43:.B51])" office:value-type="float" office:value="2.75186711111111" calcext:value-type="float">
            <text:p>2.75186711111111</text:p>
          </table:table-cell>
          <table:table-cell office:value-type="float" office:value="32" calcext:value-type="float">
            <text:p>32</text:p>
          </table:table-cell>
          <table:table-cell office:value-type="float" office:value="2.17665" calcext:value-type="float">
            <text:p>2.17665</text:p>
          </table:table-cell>
          <table:table-cell table:formula="of:=AVERAGE([.E43:.E52])" office:value-type="float" office:value="2.0607373" calcext:value-type="float">
            <text:p>2.0607373</text:p>
          </table:table-cell>
          <table:table-cell office:value-type="float" office:value="32" calcext:value-type="float">
            <text:p>32</text:p>
          </table:table-cell>
          <table:table-cell office:value-type="float" office:value="2.810372" calcext:value-type="float">
            <text:p>2.810372</text:p>
          </table:table-cell>
          <table:table-cell table:formula="of:=AVERAGE([.H43:.H52])" office:value-type="float" office:value="2.7739378" calcext:value-type="float">
            <text:p>2.77393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676827" calcext:value-type="float">
            <text:p>2.6768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04131" calcext:value-type="float">
            <text:p>2.041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10191" calcext:value-type="float">
            <text:p>2.81019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27808" calcext:value-type="float">
            <text:p>2.7278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988739" calcext:value-type="float">
            <text:p>1.9887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07295" calcext:value-type="float">
            <text:p>2.80729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28398" calcext:value-type="float">
            <text:p>2.7283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814494" calcext:value-type="float">
            <text:p>1.8144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01465" calcext:value-type="float">
            <text:p>2.80146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30462" calcext:value-type="float">
            <text:p>2.7304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98985" calcext:value-type="float">
            <text:p>2.1989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769777" calcext:value-type="float">
            <text:p>2.76977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48811" calcext:value-type="float">
            <text:p>2.7488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33868" calcext:value-type="float">
            <text:p>2.1338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768568" calcext:value-type="float">
            <text:p>2.76856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62557" calcext:value-type="float">
            <text:p>2.8625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6808" calcext:value-type="float">
            <text:p>2.168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750043" calcext:value-type="float">
            <text:p>2.75004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63939" calcext:value-type="float">
            <text:p>2.8639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846335" calcext:value-type="float">
            <text:p>1.8463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746473" calcext:value-type="float">
            <text:p>2.74647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94364" calcext:value-type="float">
            <text:p>2.8943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823" calcext:value-type="float">
            <text:p>2.18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738899" calcext:value-type="float">
            <text:p>2.73889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27374" calcext:value-type="float">
            <text:p>2.9273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056612" calcext:value-type="float">
            <text:p>2.056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736295" calcext:value-type="float">
            <text:p>2.73629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1000'.G3:'1000'.H5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10000'.G3:'10000'.H5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8:20:07.047968387</meta:creation-date>
    <dc:date>2024-12-19T18:44:45.368133729</dc:date>
    <meta:editing-duration>PT24M35S</meta:editing-duration>
    <meta:editing-cycles>9</meta:editing-cycles>
    <meta:generator>LibreOffice/7.4.7.2$Linux_X86_64 LibreOffice_project/40$Build-2</meta:generator>
    <meta:document-statistic meta:table-count="2" meta:cell-count="68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703cm" style:legend-expansion="high" chart:style-name="ch2"/>
        <chart:plot-area chart:style-name="ch3" table:cell-range-address="'1000'.K2:'1000'.N7" chart:data-source-has-labels="both" svg:x="1.331cm" svg:y="0.18cm" svg:width="11.841cm" svg:height="7.659cm">
          <chart:coordinate-region svg:x="2.058cm" svg:y="0.379cm" svg:width="10.927cm" svg:height="6.813cm"/>
          <chart:axis chart:dimension="x" chart:name="primary-x" chart:style-name="ch4" chartooo:axis-type="auto">
            <chartooo:date-scale/>
            <chart:title svg:x="5.752cm" svg:y="8.019cm" chart:style-name="ch5">
              <text:p>Tamaño dos grupos</text:p>
            </chart:title>
            <chart:categories table:cell-range-address="'1000'.K3:'1000'.K7"/>
          </chart:axis>
          <chart:axis chart:dimension="y" chart:name="primary-y" chart:style-name="ch4">
            <chart:title svg:x="0.451cm" svg:y="4.794cm" chart:style-name="ch6">
              <text:p>Tempo (s)</text:p>
            </chart:title>
            <chart:grid chart:style-name="ch7" chart:class="major"/>
          </chart:axis>
          <chart:series chart:style-name="ch8" chart:values-cell-range-address="'1000'.L3:'1000'.L7" chart:label-cell-address="'1000'.L2:'1000'.L2" chart:class="chart:line">
            <chart:data-point chart:repeated="5"/>
          </chart:series>
          <chart:series chart:style-name="ch9" chart:values-cell-range-address="'1000'.M3:'1000'.M7" chart:label-cell-address="'1000'.M2:'1000'.M2" chart:class="chart:line">
            <chart:data-point chart:repeated="5"/>
          </chart:series>
          <chart:series chart:style-name="ch10" chart:values-cell-range-address="'1000'.N3:'1000'.N7" chart:label-cell-address="'1000'.N2:'1000'.N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upos</text:p>
                <draw:g>
                  <svg:desc>'1000'.L2:'1000'.L2</svg:desc>
                </draw:g>
              </table:table-cell>
              <table:table-cell office:value-type="string">
                <text:p>Kernels</text:p>
                <draw:g>
                  <svg:desc>'1000'.M2:'1000'.M2</svg:desc>
                </draw:g>
              </table:table-cell>
              <table:table-cell office:value-type="string">
                <text:p>Pseudo</text:p>
                <draw:g>
                  <svg:desc>'1000'.N2:'1000'.N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000'.K3:'1000'.K7</svg:desc>
                </draw:g>
              </table:table-cell>
              <table:table-cell office:value-type="float" office:value="1.05749144444444">
                <text:p>1.05749144444444</text:p>
                <draw:g>
                  <svg:desc>'1000'.L3:'1000'.L7</svg:desc>
                </draw:g>
              </table:table-cell>
              <table:table-cell office:value-type="float" office:value="1.6754616">
                <text:p>1.6754616</text:p>
                <draw:g>
                  <svg:desc>'1000'.M3:'1000'.M7</svg:desc>
                </draw:g>
              </table:table-cell>
              <table:table-cell office:value-type="float" office:value="1.1582355">
                <text:p>1.1582355</text:p>
                <draw:g>
                  <svg:desc>'1000'.N3:'1000'.N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49161444444444">
                <text:p>0.749161444444444</text:p>
              </table:table-cell>
              <table:table-cell office:value-type="float" office:value="0.8901007">
                <text:p>0.8901007</text:p>
              </table:table-cell>
              <table:table-cell office:value-type="float" office:value="0.8335378">
                <text:p>0.83353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08854666666667">
                <text:p>0.608854666666667</text:p>
              </table:table-cell>
              <table:table-cell office:value-type="float" office:value="0.6187005">
                <text:p>0.6187005</text:p>
              </table:table-cell>
              <table:table-cell office:value-type="float" office:value="0.7051296">
                <text:p>0.70512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2352444444444">
                <text:p>0.572352444444444</text:p>
              </table:table-cell>
              <table:table-cell office:value-type="float" office:value="0.6573253">
                <text:p>0.6573253</text:p>
              </table:table-cell>
              <table:table-cell office:value-type="float" office:value="0.5918375">
                <text:p>0.59183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3178666666667">
                <text:p>0.583178666666667</text:p>
              </table:table-cell>
              <table:table-cell office:value-type="float" office:value="0.5056983">
                <text:p>0.5056983</text:p>
              </table:table-cell>
              <table:table-cell office:value-type="float" office:value="0.6043012">
                <text:p>0.6043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703cm" style:legend-expansion="high" chart:style-name="ch2"/>
        <chart:plot-area chart:style-name="ch3" table:cell-range-address="'10000'.K2:'10000'.N7" chart:data-source-has-labels="both" svg:x="1.331cm" svg:y="0.18cm" svg:width="11.841cm" svg:height="7.659cm">
          <chart:coordinate-region svg:x="1.952cm" svg:y="0.379cm" svg:width="11.033cm" svg:height="6.813cm"/>
          <chart:axis chart:dimension="x" chart:name="primary-x" chart:style-name="ch4" chartooo:axis-type="auto">
            <chartooo:date-scale/>
            <chart:title svg:x="5.752cm" svg:y="8.019cm" chart:style-name="ch5">
              <text:p>Tamaño dos grupos</text:p>
            </chart:title>
            <chart:categories table:cell-range-address="'10000'.K3:'10000'.K7"/>
          </chart:axis>
          <chart:axis chart:dimension="y" chart:name="primary-y" chart:style-name="ch4">
            <chart:title svg:x="0.451cm" svg:y="4.794cm" chart:style-name="ch6">
              <text:p>Tempo (s)</text:p>
            </chart:title>
            <chart:grid chart:style-name="ch7" chart:class="major"/>
          </chart:axis>
          <chart:series chart:style-name="ch8" chart:values-cell-range-address="'10000'.L3:'10000'.L7" chart:label-cell-address="'10000'.L2:'10000'.L2" chart:class="chart:line">
            <chart:data-point chart:repeated="5"/>
          </chart:series>
          <chart:series chart:style-name="ch9" chart:values-cell-range-address="'10000'.M3:'10000'.M7" chart:label-cell-address="'10000'.M2:'10000'.M2" chart:class="chart:line">
            <chart:data-point chart:repeated="5"/>
          </chart:series>
          <chart:series chart:style-name="ch10" chart:values-cell-range-address="'10000'.N3:'10000'.N7" chart:label-cell-address="'10000'.N2:'10000'.N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upos</text:p>
                <draw:g>
                  <svg:desc>'10000'.L2:'10000'.L2</svg:desc>
                </draw:g>
              </table:table-cell>
              <table:table-cell office:value-type="string">
                <text:p>Kernels</text:p>
                <draw:g>
                  <svg:desc>'10000'.M2:'10000'.M2</svg:desc>
                </draw:g>
              </table:table-cell>
              <table:table-cell office:value-type="string">
                <text:p>Pseudo</text:p>
                <draw:g>
                  <svg:desc>'10000'.N2:'10000'.N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0000'.K3:'10000'.K7</svg:desc>
                </draw:g>
              </table:table-cell>
              <table:table-cell office:value-type="float" office:value="6.20031488888889">
                <text:p>6.20031488888889</text:p>
                <draw:g>
                  <svg:desc>'10000'.L3:'10000'.L7</svg:desc>
                </draw:g>
              </table:table-cell>
              <table:table-cell office:value-type="float" office:value="11.5616952">
                <text:p>11.5616952</text:p>
                <draw:g>
                  <svg:desc>'10000'.M3:'10000'.M7</svg:desc>
                </draw:g>
              </table:table-cell>
              <table:table-cell office:value-type="float" office:value="6.3920224">
                <text:p>6.3920224</text:p>
                <draw:g>
                  <svg:desc>'10000'.N3:'10000'.N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8595644444445">
                <text:p>4.08595644444445</text:p>
              </table:table-cell>
              <table:table-cell office:value-type="float" office:value="5.4264638">
                <text:p>5.4264638</text:p>
              </table:table-cell>
              <table:table-cell office:value-type="float" office:value="4.380508">
                <text:p>4.3805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4807633333333">
                <text:p>3.44807633333333</text:p>
              </table:table-cell>
              <table:table-cell office:value-type="float" office:value="3.3924362">
                <text:p>3.3924362</text:p>
              </table:table-cell>
              <table:table-cell office:value-type="float" office:value="3.6115803">
                <text:p>3.61158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5785111111111">
                <text:p>3.05785111111111</text:p>
              </table:table-cell>
              <table:table-cell office:value-type="float" office:value="2.4986368">
                <text:p>2.4986368</text:p>
              </table:table-cell>
              <table:table-cell office:value-type="float" office:value="2.8496149">
                <text:p>2.84961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75186711111111">
                <text:p>2.75186711111111</text:p>
              </table:table-cell>
              <table:table-cell office:value-type="float" office:value="2.0607373">
                <text:p>2.0607373</text:p>
              </table:table-cell>
              <table:table-cell office:value-type="float" office:value="2.7739378">
                <text:p>2.7739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